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text-properties style:font-name="Calibri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7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8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9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1" style:family="paragraph" style:parent-style-name="Table_20_Contents">
      <style:text-properties style:font-name="Calibri" fo:language="de" fo:country="DE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Leandro RESENDE MATTIOLI</text:p>
      <text:p text:style-name="P8">PHASE: Construction des solutions</text:p>
      <text:p text:style-name="P9">SOUS-PHASE: Solution spécifique</text:p>
      <text:p text:style-name="P9">SEMAINE : 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3">Définition de la nouvelle organisation de GSTP en fonction de l'expression des besoins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8</meta:editing-cycles>
    <meta:editing-duration>PT17M23S</meta:editing-duration>
    <meta:generator>OpenOffice.org/3.3$Unix OpenOffice.org_project/330m20$Build-9567</meta:generator>
    <meta:initial-creator>Gartu Stefana</meta:initial-creator>
    <dc:date>2011-02-22T15:34:18</dc:date>
    <dc:creator>Leandro Mattioli</dc:creator>
    <meta:document-statistic meta:table-count="1" meta:image-count="0" meta:object-count="0" meta:page-count="1" meta:paragraph-count="15" meta:word-count="46" meta:character-count="301"/>
  </office:meta>
</office:document-meta>
</file>